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bottom" fo:padding-top="-0.178cm" fo:padding-bottom="0.787cm" fo:padding-left="0.3cm" fo:padding-right="0.3cm"/>
    </style:style>
    <style:style style:name="gr4" style:family="graphic" style:parent-style-name="standard">
      <style:graphic-properties draw:stroke="solid" svg:stroke-width="0.152cm" svg:stroke-color="#00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text:enable-numbering="false"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4pt" fo:font-weight="normal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ffffff" fo:font-size="20pt" fo:font-weight="bold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text:enable-numbering="false" fo:margin-left="2.4cm" fo:margin-right="0cm" fo:text-indent="-0.8cm"/>
      <style:text-properties fo:font-size="20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1.2cm" fo:margin-right="0cm" fo:text-indent="-0.9cm"/>
      <style:text-properties fo:font-size="20pt" fo:font-weight="bold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00" fo:font-size="28pt" fo:font-weight="normal"/>
    </style:style>
    <style:style style:name="T9" style:family="text">
      <style:text-properties fo:color="#ffffff" fo:font-size="28pt" fo:font-weight="normal"/>
    </style:style>
    <style:style style:name="T10" style:family="text">
      <style:text-properties fo:color="#23ff23" fo:font-size="28pt" fo:font-weight="normal"/>
    </style:style>
    <style:style style:name="T11" style:family="text">
      <style:text-properties fo:font-size="24pt" fo:font-weight="normal"/>
    </style:style>
    <style:style style:name="T12" style:family="text">
      <style:text-properties fo:color="#ffff00" fo:font-size="24pt" fo:font-weight="normal"/>
    </style:style>
    <style:style style:name="T13" style:family="text">
      <style:text-properties fo:color="#ffffff" fo:font-size="20pt" fo:font-weight="bold"/>
    </style:style>
    <style:style style:name="T14" style:family="text">
      <style:text-properties fo:font-size="18pt" fo:font-weight="bold"/>
    </style:style>
    <style:style style:name="T15" style:family="text">
      <style:text-properties fo:color="#23ff23" fo:font-size="20pt" fo:font-weight="bold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ffffff" fo:font-size="24pt" fo:font-weight="normal"/>
    </style:style>
    <style:style style:name="T19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20" style:family="text">
      <style:text-properties fo:color="#ccccff"/>
    </style:style>
    <style:style style:name="T21" style:family="text">
      <style:text-properties fo:color="#ffffff" fo:font-size="28pt" fo:font-weight="normal" style:font-size-asian="36pt" style:font-size-complex="36pt"/>
    </style:style>
    <style:style style:name="T22" style:family="text">
      <style:text-properties fo:color="#ffff00" fo:font-size="28pt" fo:font-weight="normal" style:font-size-asian="36pt" style:font-size-complex="36pt"/>
    </style:style>
    <style:style style:name="T23" style:family="text">
      <style:text-properties fo:color="#ffff00" fo:font-size="20pt" fo:font-weight="bold"/>
    </style:style>
    <style:style style:name="T24" style:family="text">
      <style:text-properties fo:font-size="20pt" fo:font-weight="bold"/>
    </style:style>
    <style:style style:name="T25" style:family="text">
      <style:text-properties fo:color="#ccccff" fo:font-size="20pt" fo:font-weight="bold"/>
    </style:style>
    <style:style style:name="T26" style:family="text">
      <style:text-properties fo:color="#ffcc99"/>
    </style:style>
    <style:style style:name="T27" style:family="text">
      <style:text-properties fo:color="#23ff23" fo:font-weight="bold"/>
    </style:style>
    <style:style style:name="T28" style:family="text">
      <style:text-properties fo:font-weight="bold"/>
    </style:style>
    <style:style style:name="T29" style:family="text">
      <style:text-properties fo:color="#ffcc99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recursion, dictionaries</presentation:footer-decl>
      <presentation:footer-decl presentation:name="ftr2">CMPTxxxx</presentation:footer-decl>
      <presentation:date-time-decl presentation:name="dtd1" presentation:source="fixed">23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Recurs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3 Nov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Recursion</text:span></text:p>
                <text:list>
                  <text:list-item>
                    <text:p><text:span text:style-name="T1">Call stack</text:span></text:p>
                  </text:list-item>
                  <text:list-item>
                    <text:p><text:span text:style-name="T2">Application:</text:span><text:span text:style-name="T1"> </text:span><text:span text:style-name="T3">factorial()</text:span></text:p>
                  </text:list-item>
                  <text:list-item>
                    <text:p><text:span text:style-name="T1">Tail recursion</text:span><text:span text:style-name="T2"> (and why it's bad!)</text:span></text:p>
                  </text:list-item>
                  <text:list-item>
                    <text:p><text:span text:style-name="T2">Application:</text:span><text:span text:style-name="T1"> </text:span><text:span text:style-name="T3">fibonacci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ursion</text:p>
          </draw:text-box>
        </draw:frame>
        <draw:frame presentation:style-name="pr5" draw:text-style-name="P1" draw:layer="layout" svg:width="25.199cm" svg:height="14.815cm" svg:x="1.4cm" svg:y="4.507cm" presentation:class="outline">
          <draw:text-box>
            <text:list text:style-name="L2">
              <text:list-item>
                <text:p text:style-name="P1"><text:span text:style-name="T1">Recursion</text:span> is when a function invokes itself</text:p>
              </text:list-item>
              <text:list-item>
                <text:p text:style-name="P1">Classic example: <text:span text:style-name="T1">factorial</text:span> (!)</text:p>
                <text:list>
                  <text:list-item>
                    <text:p text:style-name="P1"><text:span text:style-name="T3">n! = n(n-1)(n-2)(n-3) ... (3)(2)(1)</text:span></text:p>
                  </text:list-item>
                  <text:list-item>
                    <text:p text:style-name="P1"><text:span text:style-name="T3">0! = 1</text:span></text:p>
                  </text:list-item>
                </text:list>
              </text:list-item>
              <text:list-item>
                <text:p text:style-name="P1">Compute <text:span text:style-name="T1">recursively</text:span>:</text:p>
                <text:list>
                  <text:list-item>
                    <text:p text:style-name="P1"><text:span text:style-name="T1">Inductive step</text:span>: <text:span text:style-name="T3">n! = n*(n-1)!</text:span></text:p>
                  </text:list-item>
                  <text:list-item>
                    <text:p text:style-name="P1"><text:span text:style-name="T1">Base case</text:span>: <text:span text:style-name="T3">0! = 1</text:span></text:p>
                  </text:list-item>
                </text:list>
              </text:list-item>
              <text:list-item>
                <text:p text:style-name="P1">Inductive step: <text:span text:style-name="T1">assume</text:span> <text:span text:style-name="T3">(n-1)!</text:span> is calculated correctly; then we can find <text:span text:style-name="T3">n!</text:span></text:p>
              </text:list-item>
              <text:list-item>
                <text:p text:style-name="P1">Base case is needed to tell us where to <text:span text:style-name="T1">sta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ial() in Python</text:p>
          </draw:text-box>
        </draw:frame>
        <draw:frame presentation:style-name="pr7" draw:text-style-name="P8" draw:layer="layout" svg:width="25.199cm" svg:height="14.267cm" svg:x="1.4cm" svg:y="4.507cm" presentation:class="outline" presentation:user-transformed="true">
          <draw:text-box>
            <text:p text:style-name="P5"><text:span text:style-name="T4">def factorial(n):</text:span></text:p>
            <text:p text:style-name="P6"><text:span text:style-name="T5">"""Calculate n!. <text:s/>n should be a positive integer."""</text:span></text:p>
            <text:p text:style-name="P6"><text:span text:style-name="T5">if n == 0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# base case</text:span></text:p>
            <text:p text:style-name="P7"><text:span text:style-name="T7">return 1</text:span></text:p>
            <text:p text:style-name="P6"><text:span text:style-name="T5">else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# inductive step</text:span></text:p>
            <text:p text:style-name="P7"><text:span text:style-name="T7">return n * factorial(n-1)</text:span></text:p>
            <text:p text:style-name="P7"><text:span text:style-name="T7"/></text:p>
            <text:list text:style-name="L2">
              <text:list-item>
                <text:p text:style-name="P1"><text:span text:style-name="T8">Progress</text:span><text:span text:style-name="T9"> is made each time: </text:span><text:span text:style-name="T10">factorial(n-1)</text:span></text:p>
              </text:list-item>
              <text:list-item>
                <text:p text:style-name="P1"><text:span text:style-name="T9">Base case prevents </text:span><text:span text:style-name="T8">infinite</text:span><text:span text:style-name="T9"> recursion</text:span></text:p>
              </text:list-item>
              <text:list-item>
                <text:p text:style-name="P1"><text:span text:style-name="T9">What about</text:span><text:span text:style-name="T10"> factorial(-1)</text:span><text:span text:style-name="T9">? <text:s/>Or </text:span><text:span text:style-name="T10">factorial(2.5)</text:span><text:span text:style-name="T9">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call stack</text:p>
          </draw:text-box>
        </draw:frame>
        <draw:frame presentation:style-name="pr5" draw:text-style-name="P9" draw:layer="layout" svg:width="17.015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1">When a program is running, an area of </text:span><text:span text:style-name="T12">memory</text:span><text:span text:style-name="T11"> is set aside to store local </text:span><text:span text:style-name="T12">variables</text:span><text:span text:style-name="T11">, the state of the program, etc.</text:span></text:p>
              </text:list-item>
              <text:list-item>
                <text:p text:style-name="P1"><text:span text:style-name="T11">When a </text:span><text:span text:style-name="T12">procedure</text:span><text:span text:style-name="T11"> is invoked, the </text:span><text:span text:style-name="T12">calling context</text:span><text:span text:style-name="T11"> is saved, and a new chunk of memory is allocated for the procedure to use: its </text:span><text:span text:style-name="T12">stack frame</text:span></text:p>
              </text:list-item>
              <text:list-item>
                <text:p text:style-name="P1"><text:span text:style-name="T11">When the procedure finishes, its frame is </text:span><text:span text:style-name="T12">released</text:span><text:span text:style-name="T11"> and control goes back to the calling context</text:span></text:p>
              </text:list-item>
              <text:list-item>
                <text:p text:style-name="P1"><text:span text:style-name="T11">The </text:span><text:span text:style-name="T12">stack pointer</text:span><text:span text:style-name="T11"> keeps track of what frame is currently running</text:span></text:p>
              </text:list-item>
            </text:list>
          </draw:text-box>
        </draw:frame>
        <draw:custom-shape draw:style-name="gr2" draw:text-style-name="P11" draw:id="id1" draw:layer="layout" svg:width="6.985cm" svg:height="2.54cm" svg:x="20.685cm" svg:y="12.975cm">
          <text:p text:style-name="P10"><text:span text:style-name="T13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2" draw:layer="layout" svg:width="6.985cm" svg:height="2.54cm" svg:x="20.686cm" svg:y="10.175cm">
          <text:p text:style-name="P10"><text:span text:style-name="T13">calc_volum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3" draw:layer="layout" svg:width="6.985cm" svg:height="2.54cm" svg:x="20.687cm" svg:y="7.275cm">
          <text:p text:style-name="P10"><text:span text:style-name="T13">math.si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2" draw:layer="layout" svg:x1="17.88cm" svg:y1="7.62cm" svg:x2="20.42cm" svg:y2="7.62cm">
          <text:p text:style-name="P10"><text:span text:style-name="T14">stack</text:span></text:p>
          <text:p text:style-name="P10"><text:span text:style-name="T14">pointer</text:span></text:p>
        </draw:line>
        <draw:connector draw:style-name="gr4" draw:text-style-name="P13" draw:layer="layout" draw:type="curve" svg:x1="20.685cm" svg:y1="14.245cm" svg:x2="20.686cm" svg:y2="11.445cm" draw:start-shape="id1" draw:start-glue-point="3" draw:end-shape="id2" draw:end-glue-point="3" svg:d="m20685 14245c-865 0-866-2800 1-2800">
          <text:p/>
        </draw:connector>
        <draw:connector draw:style-name="gr4" draw:text-style-name="P13" draw:layer="layout" draw:type="curve" svg:x1="20.686cm" svg:y1="11.445cm" svg:x2="20.687cm" svg:y2="8.545cm" draw:start-shape="id2" draw:start-glue-point="3" draw:end-shape="id3" draw:end-glue-point="3" svg:d="m20686 11445c-865 0-866-2900 1-29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Call stack for recursion</text:p>
          </draw:text-box>
        </draw:frame>
        <draw:frame presentation:style-name="pr8" draw:text-style-name="P15" draw:layer="layout" svg:width="15.11cm" svg:height="14.267cm" svg:x="1.4cm" svg:y="4.507cm" presentation:class="outline" presentation:user-transformed="true">
          <draw:text-box>
            <text:p text:style-name="P14"><text:span text:style-name="T15">def factorial(n):</text:span></text:p>
            <text:p text:style-name="P6"><text:span text:style-name="T16">"""Compute the factorial of a positive integer."""</text:span></text:p>
            <text:p text:style-name="P6"><text:span text:style-name="T16">if n == 0:</text:span></text:p>
            <text:p text:style-name="P7"><text:span text:style-name="T17">return 1</text:span></text:p>
            <text:p text:style-name="P6"><text:span text:style-name="T16">else:</text:span></text:p>
            <text:p text:style-name="P7"><text:span text:style-name="T17">return n*factorial(n-1)</text:span></text:p>
            <text:list text:style-name="L2">
              <text:list-item>
                <text:p text:style-name="P1"><text:span text:style-name="T18">If there were any </text:span><text:span text:style-name="T12">local</text:span><text:span text:style-name="T18"> variables, each frame would have its own instance of the local variables</text:span></text:p>
              </text:list-item>
              <text:list-item>
                <text:p text:style-name="P1"><text:span text:style-name="T18">When an error (exception) happens, IDLE shows a </text:span><text:span text:style-name="T12">backtrace</text:span><text:span text:style-name="T18">: part of the call stack</text:span></text:p>
              </text:list-item>
            </text:list>
          </draw:text-box>
        </draw:frame>
        <draw:custom-shape draw:style-name="gr2" draw:text-style-name="P11" draw:id="id4" draw:layer="layout" svg:width="6.985cm" svg:height="2.54cm" svg:x="20.32cm" svg:y="16.51cm">
          <text:p text:style-name="P10"><text:span text:style-name="T13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5" draw:layer="layout" svg:width="6.985cm" svg:height="2.54cm" svg:x="20.32cm" svg:y="13.97cm">
          <text:p text:style-name="P10"><text:span text:style-name="T13">factorial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6" draw:layer="layout" svg:width="6.985cm" svg:height="2.54cm" svg:x="20.32cm" svg:y="11.43cm">
          <text:p text:style-name="P10"><text:span text:style-name="T13">factorial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2" draw:layer="layout" svg:x1="17.88cm" svg:y1="6.32cm" svg:x2="20.42cm" svg:y2="6.32cm">
          <text:p text:style-name="P10"><text:span text:style-name="T14">stack</text:span></text:p>
          <text:p text:style-name="P10"><text:span text:style-name="T14">pointer</text:span></text:p>
        </draw:line>
        <draw:connector draw:style-name="gr4" draw:text-style-name="P13" draw:layer="layout" draw:type="curve" svg:x1="20.32cm" svg:y1="17.78cm" svg:x2="20.32cm" svg:y2="15.24cm" draw:start-shape="id4" draw:start-glue-point="3" draw:end-shape="id5" draw:end-glue-point="3" svg:d="m20320 17780c-867 0-867-2540 0-2540">
          <text:p/>
        </draw:connector>
        <draw:connector draw:style-name="gr4" draw:text-style-name="P13" draw:layer="layout" draw:type="curve" svg:x1="20.32cm" svg:y1="15.24cm" svg:x2="20.32cm" svg:y2="12.7cm" draw:start-shape="id5" draw:start-glue-point="3" draw:end-shape="id6" draw:end-glue-point="3" svg:d="m20320 15240c-867 0-867-2540 0-2540">
          <text:p/>
        </draw:connector>
        <draw:custom-shape draw:style-name="gr2" draw:text-style-name="P11" draw:id="id7" draw:layer="layout" svg:width="6.985cm" svg:height="2.54cm" svg:x="20.32cm" svg:y="8.89cm">
          <text:p text:style-name="P10"><text:span text:style-name="T13">factorial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8" draw:layer="layout" svg:width="6.985cm" svg:height="2.54cm" svg:x="20.32cm" svg:y="6.35cm">
          <text:p text:style-name="P10"><text:span text:style-name="T13">factorial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3" draw:layer="layout" draw:type="curve" svg:x1="20.32cm" svg:y1="12.7cm" svg:x2="20.32cm" svg:y2="10.16cm" draw:start-shape="id6" draw:start-glue-point="3" draw:end-shape="id7" draw:end-glue-point="3" svg:d="m20320 12700c-867 0-867-2540 0-2540">
          <text:p/>
        </draw:connector>
        <draw:connector draw:style-name="gr4" draw:text-style-name="P13" draw:layer="layout" draw:type="curve" svg:x1="20.32cm" svg:y1="10.16cm" svg:x2="20.32cm" svg:y2="7.62cm" draw:start-shape="id7" draw:start-glue-point="3" draw:end-shape="id8" draw:end-glue-point="3" svg:d="m20320 10160c-867 0-867-2540 0-254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Tail recursion is bad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Because the Python runtime must keep all the <text:span text:style-name="T1">stack frames</text:span> from previous invocations, recursion is relatively <text:span text:style-name="T1">slow</text:span> and uses <text:span text:style-name="T1">memory</text:span>.</text:p>
              </text:list-item>
              <text:list-item>
                <text:p><text:span text:style-name="T1">Tail recursion</text:span> is when the last computation before returning is a recursive call</text:p>
                <text:list>
                  <text:list-item>
                    <text:p>Better to re-write this using <text:span text:style-name="T1">loops</text:span>!</text:p>
                  </text:list-item>
                </text:list>
                <text:p><text:span text:style-name="T19">def factorial(n):</text:span><text:span text:style-name="T19"><text:line-break/></text:span><text:span text:style-name="T19"><text:tab/></text:span><text:span text:style-name="T19">prod = 1</text:span><text:span text:style-name="T19"><text:line-break/></text:span><text:span text:style-name="T19"><text:tab/></text:span><text:span text:style-name="T19">for factor in range(1, n):</text:span><text:span text:style-name="T19"><text:line-break/></text:span><text:span text:style-name="T19"><text:tab/></text:span><text:span text:style-name="T19"><text:tab/></text:span><text:span text:style-name="T19">prod *= factor</text:span><text:span text:style-name="T19"><text:line-break/></text:span><text:span text:style-name="T19"><text:tab/></text:span><text:span text:style-name="T19">return pro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Recursion example: Fibonacci</text:p>
          </draw:text-box>
        </draw:frame>
        <draw:frame presentation:style-name="pr12" draw:text-style-name="P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Fibonacci</text:span> sequence: <text:span text:style-name="T20">1, 1, 2, 3, 5, 8, 13, 21, 34,..</text:span></text:p>
                <text:list>
                  <text:list-item>
                    <text:p text:style-name="P16">Each number is the <text:span text:style-name="T1">sum</text:span> of the two previous</text:p>
                  </text:list-item>
                </text:list>
              </text:list-item>
            </text:list>
            <text:p text:style-name="P5"><text:span text:style-name="T4">def fibonacci(n):</text:span></text:p>
            <text:p text:style-name="P6"><text:span text:style-name="T5">"""Compute the n-th Fibonnaci number.</text:span></text:p>
            <text:p text:style-name="P6"><text:span text:style-name="T5">pre: n should be a positive integer."""</text:span></text:p>
            <text:p text:style-name="P6"><text:span text:style-name="T5">if n == 0 or n == 1:</text:span><text:span text:style-name="T5"><text:tab/></text:span><text:span text:style-name="T5"><text:tab/></text:span><text:span text:style-name="T5"><text:tab/></text:span><text:span text:style-name="T5"><text:tab/></text:span><text:span text:style-name="T6"># base case</text:span></text:p>
            <text:p text:style-name="P7"><text:span text:style-name="T7">return 1</text:span></text:p>
            <text:p text:style-name="P6"><text:span text:style-name="T5">else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# inductive step</text:span></text:p>
            <text:p text:style-name="P7"><text:span text:style-name="T7">return fibonacci(n-2) + fibonacci(n-1)</text:span></text:p>
            <text:list text:continue-numbering="true" text:style-name="L2">
              <text:list-item>
                <text:list>
                  <text:list-item>
                    <text:p text:style-name="P1"><text:span text:style-name="T21">Note: very </text:span><text:span text:style-name="T22">inefficient</text:span><text:span text:style-name="T21"> algorithm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17" draw:layer="layout" svg:width="25.199cm" svg:height="14.946cm" svg:x="1.4cm" svg:y="4.507cm" presentation:class="outline" presentation:user-transformed="true">
          <draw:text-box>
            <text:list text:style-name="L2">
              <text:list-item>
                <text:p text:style-name="P1"><text:span text:style-name="T23">Atomic</text:span><text:span text:style-name="T24"> types</text:span></text:p>
                <text:list>
                  <text:list-item>
                    <text:p text:style-name="P1"><text:span text:style-name="T24">Numbers</text:span></text:p>
                    <text:list>
                      <text:list-item>
                        <text:p text:style-name="P1"><text:span text:style-name="T24">Integers (</text:span><text:span text:style-name="T25">int</text:span><text:span text:style-name="T24">, </text:span><text:span text:style-name="T25">long, bool</text:span><text:span text:style-name="T24">): </text:span><text:span text:style-name="T15">5</text:span><text:span text:style-name="T24">, </text:span><text:span text:style-name="T15">500000L</text:span><text:span text:style-name="T24">, </text:span><text:span text:style-name="T15">True</text:span></text:p>
                      </text:list-item>
                      <text:list-item>
                        <text:p text:style-name="P1"><text:span text:style-name="T24">Reals (</text:span><text:span text:style-name="T25">float</text:span><text:span text:style-name="T24">) (only double-precision): </text:span><text:span text:style-name="T15">5.0</text:span></text:p>
                      </text:list-item>
                      <text:list-item>
                        <text:p text:style-name="P1"><text:span text:style-name="T24">Complex numbers (</text:span><text:span text:style-name="T25">complex</text:span><text:span text:style-name="T24">): </text:span><text:span text:style-name="T15">5+2j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4">Container (</text:span><text:span text:style-name="T23">aggregate</text:span><text:span text:style-name="T24">) types</text:span></text:p>
                <text:list>
                  <text:list-item>
                    <text:p text:style-name="P1"><text:span text:style-name="T24">Immutable sequences</text:span></text:p>
                    <text:list>
                      <text:list-item>
                        <text:p text:style-name="P1"><text:span text:style-name="T24">Strings (</text:span><text:span text:style-name="T25">str</text:span><text:span text:style-name="T24">): </text:span><text:span text:style-name="T15">"Hello"</text:span></text:p>
                      </text:list-item>
                      <text:list-item>
                        <text:p text:style-name="P1"><text:span text:style-name="T24">Tuples (</text:span><text:span text:style-name="T25">tuple</text:span><text:span text:style-name="T24">):</text:span><text:span text:style-name="T24"><text:tab/></text:span><text:span text:style-name="T15">(2, 5.0, "hi")</text:span></text:p>
                      </text:list-item>
                    </text:list>
                  </text:list-item>
                  <text:list-item>
                    <text:p text:style-name="P1"><text:span text:style-name="T24">Mutable sequences</text:span></text:p>
                    <text:list>
                      <text:list-item>
                        <text:p text:style-name="P1"><text:span text:style-name="T24">Lists (</text:span><text:span text:style-name="T25">list</text:span><text:span text:style-name="T24">):</text:span><text:span text:style-name="T24"><text:tab/></text:span><text:span text:style-name="T24"><text:tab/></text:span><text:span text:style-name="T15">[2, 5.0, "hi"]</text:span></text:p>
                      </text:list-item>
                    </text:list>
                  </text:list-item>
                  <text:list-item>
                    <text:p text:style-name="P1"><text:span text:style-name="T24">Mappings</text:span></text:p>
                    <text:list>
                      <text:list-item>
                        <text:p text:style-name="P1"><text:span text:style-name="T24">Dictionaries (</text:span><text:span text:style-name="T25">dict</text:span><text:span text:style-name="T24">):</text:span><text:span text:style-name="T24"><text:tab/></text:span><text:span text:style-name="T15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dictionaries</text:span> are <text:span text:style-name="T26">mutable</text:span>, <text:span text:style-name="T26">unsorted</text:span> <text:span text:style-name="T26">containers</text:span> holding associative <text:span text:style-name="T26">key</text:span>-<text:span text:style-name="T26">value</text:span> pairs</text:p>
              </text:list-item>
              <text:list-item>
                <text:p text:style-name="P1"><text:span text:style-name="T1">Create</text:span> a dictionary with curly braces<text:span text:style-name="T1"> {}</text:span>:</text:p>
                <text:list>
                  <text:list-item>
                    <text:list>
                      <text:list-item>
                        <text:p text:style-name="P1"><text:span text:style-name="T27">appleInv = {'Fuji': 10, 'Gala': 5, 'Spartan': 7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dex</text:span> a dictionary using a <text:span text:style-name="T1">key</text:span>:</text:p>
                <text:list>
                  <text:list-item>
                    <text:list>
                      <text:list-item>
                        <text:p text:style-name="P1"><text:span text:style-name="T27">appleInv['Fuji']</text:span><text:span text:style-name="T27"><text:tab/></text:span><text:span text:style-name="T28"><text:tab/></text:span><text:span text:style-name="T28"><text:tab/></text:span><text:span text:style-name="T29"># returns 10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Values</text:span> can be any object and may mix <text:span text:style-name="T1">type</text:span>s:</text:p>
                <text:list>
                  <text:list-item>
                    <text:list>
                      <text:list-item>
                        <text:p text:style-name="P1"><text:span text:style-name="T27">appleInv['Rome'] = range(3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Keys</text:span> can be any <text:span text:style-name="T1">immutable</text:span> type (even tuples!):</text:p>
                <text:list>
                  <text:list-item>
                    <text:list>
                      <text:list-item>
                        <text:p text:style-name="P1"><text:span text:style-name="T27">appleInv[('BC', 'Red Delicious')] = 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Sean Ho</meta:initial-creator>
    <meta:creation-date>2006-10-30T09:58:23</meta:creation-date>
    <dc:date>2010-11-23T13:10:48</dc:date>
    <meta:editing-cycles>29</meta:editing-cycles>
    <meta:editing-duration>PT22H47M37S</meta:editing-duration>
    <dc:creator>sean ho</dc:creator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